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6.2988in" svg:height="3.5429in" svg:x="10.7622in" svg:y="3.9886in">
            <draw:object draw:notify-on-update-of-ranges="Hoja1.J12:Hoja1.J12 Hoja1.J13:Hoja1.J22 Hoja1.K12:Hoja1.K12 Hoja1.K13:Hoja1.K22 Hoja1.L12:Hoja1.L12 Hoja1.L13:Hoja1.L22 Hoja1.M12:Hoja1.M12 Hoja1.M13:Hoja1.M22 Hoja1.N12:Hoja1.N12 Hoja1.N13:Hoja1.N22 Hoja1.O12:Hoja1.O12 Hoja1.O13:Hoja1.O22 Hoja1.P12:Hoja1.P12 Hoja1.P13:Hoja1.P22 Hoja1.Q12:Hoja1.Q12 Hoja1.Q13:Hoja1.Q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3.7535in" svg:y="5.0524in">
            <draw:object draw:notify-on-update-of-ranges="Hoja1.J12:Hoja1.J12 Hoja1.J13:Hoja1.J22 Hoja1.K12:Hoja1.K12 Hoja1.K13:Hoja1.K22 Hoja1.L12:Hoja1.L12 Hoja1.L13:Hoja1.L22 Hoja1.M12:Hoja1.M12 Hoja1.M13:Hoja1.M22 Hoja1.N12:Hoja1.N12 Hoja1.N13:Hoja1.N22 Hoja1.O12:Hoja1.O12 Hoja1.O13:Hoja1.O22 Hoja1.P12:Hoja1.P12 Hoja1.P13:Hoja1.P22 Hoja1.Q12:Hoja1.Q12 Hoja1.Q13:Hoja1.Q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>
            <text:p>Sin Podas</text:p>
          </table:table-cell>
          <table:table-cell office:value-type="string">
            <text:p>Poda 3</text:p>
          </table:table-cell>
          <table:table-cell office:value-type="string">
            <text:p>Poda 2</text:p>
          </table:table-cell>
          <table:table-cell office:value-type="string">
            <text:p>Poda 2 y 3</text:p>
          </table:table-cell>
          <table:table-cell office:value-type="string">
            <text:p>Poda 1</text:p>
          </table:table-cell>
          <table:table-cell office:value-type="string">
            <text:p>Poda 1 y 3</text:p>
          </table:table-cell>
          <table:table-cell office:value-type="string">
            <text:p>Poda 1 y 2</text:p>
          </table:table-cell>
          <table:table-cell office:value-type="string">
            <text:p>Poda 1, 2 y 3</text:p>
          </table:table-cell>
          <table:table-cell table:formula="of:=[.B1]" office:value-type="string" office:string-value="Sin Podas">
            <text:p>Sin Podas</text:p>
          </table:table-cell>
          <table:table-cell table:formula="of:=[.C1]" office:value-type="string" office:string-value="Poda 3">
            <text:p>Poda 3</text:p>
          </table:table-cell>
          <table:table-cell table:formula="of:=[.D1]" office:value-type="string" office:string-value="Poda 2">
            <text:p>Poda 2</text:p>
          </table:table-cell>
          <table:table-cell table:formula="of:=[.E1]" office:value-type="string" office:string-value="Poda 2 y 3">
            <text:p>Poda 2 y 3</text:p>
          </table:table-cell>
          <table:table-cell table:formula="of:=[.F1]" office:value-type="string" office:string-value="Poda 1">
            <text:p>Poda 1</text:p>
          </table:table-cell>
          <table:table-cell table:formula="of:=[.G1]" office:value-type="string" office:string-value="Poda 1 y 3">
            <text:p>Poda 1 y 3</text:p>
          </table:table-cell>
          <table:table-cell table:formula="of:=[.H1]" office:value-type="string" office:string-value="Poda 1 y 2">
            <text:p>Poda 1 y 2</text:p>
          </table:table-cell>
          <table:table-cell table:formula="of:=[.I1]" office:value-type="string" office:string-value="Poda 1, 2 y 3">
            <text:p>Poda 1, 2 y 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44">
            <text:p>844</text:p>
          </table:table-cell>
          <table:table-cell office:value-type="float" office:value="350">
            <text:p>350</text:p>
          </table:table-cell>
          <table:table-cell office:value-type="float" office:value="311">
            <text:p>311</text:p>
          </table:table-cell>
          <table:table-cell office:value-type="float" office:value="868">
            <text:p>868</text:p>
          </table:table-cell>
          <table:table-cell office:value-type="float" office:value="351">
            <text:p>351</text:p>
          </table:table-cell>
          <table:table-cell office:value-type="float" office:value="854">
            <text:p>854</text:p>
          </table:table-cell>
          <table:table-cell office:value-type="float" office:value="852">
            <text:p>852</text:p>
          </table:table-cell>
          <table:table-cell office:value-type="float" office:value="850">
            <text:p>850</text:p>
          </table:table-cell>
          <table:table-cell table:formula="of:=[.B2]" office:value-type="float" office:value="844">
            <text:p>844</text:p>
          </table:table-cell>
          <table:table-cell table:formula="of:=[.C2]" office:value-type="float" office:value="350">
            <text:p>350</text:p>
          </table:table-cell>
          <table:table-cell table:formula="of:=[.D2]" office:value-type="float" office:value="311">
            <text:p>311</text:p>
          </table:table-cell>
          <table:table-cell table:formula="of:=[.E2]" office:value-type="float" office:value="868">
            <text:p>868</text:p>
          </table:table-cell>
          <table:table-cell table:formula="of:=[.F2]" office:value-type="float" office:value="351">
            <text:p>351</text:p>
          </table:table-cell>
          <table:table-cell table:formula="of:=[.G2]" office:value-type="float" office:value="854">
            <text:p>854</text:p>
          </table:table-cell>
          <table:table-cell table:formula="of:=[.H2]" office:value-type="float" office:value="852">
            <text:p>852</text:p>
          </table:table-cell>
          <table:table-cell table:formula="of:=[.I2]" office:value-type="float" office:value="850">
            <text:p>8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4">
            <text:p>2024</text:p>
          </table:table-cell>
          <table:table-cell office:value-type="float" office:value="833">
            <text:p>833</text:p>
          </table:table-cell>
          <table:table-cell office:value-type="float" office:value="618">
            <text:p>618</text:p>
          </table:table-cell>
          <table:table-cell office:value-type="float" office:value="1455">
            <text:p>1455</text:p>
          </table:table-cell>
          <table:table-cell office:value-type="float" office:value="778">
            <text:p>778</text:p>
          </table:table-cell>
          <table:table-cell office:value-type="float" office:value="2027">
            <text:p>2027</text:p>
          </table:table-cell>
          <table:table-cell office:value-type="float" office:value="1423">
            <text:p>1423</text:p>
          </table:table-cell>
          <table:table-cell office:value-type="float" office:value="1436">
            <text:p>1436</text:p>
          </table:table-cell>
          <table:table-cell table:formula="of:=([.B3]+[.B4])/2" office:value-type="float" office:value="2028.5">
            <text:p>2028.5</text:p>
          </table:table-cell>
          <table:table-cell table:formula="of:=([.C3]+[.C4])/2" office:value-type="float" office:value="831">
            <text:p>831</text:p>
          </table:table-cell>
          <table:table-cell table:formula="of:=([.D3]+[.D4])/2" office:value-type="float" office:value="609.5">
            <text:p>609.5</text:p>
          </table:table-cell>
          <table:table-cell table:formula="of:=([.E3]+[.E4])/2" office:value-type="float" office:value="1459.5">
            <text:p>1459.5</text:p>
          </table:table-cell>
          <table:table-cell table:formula="of:=([.F3]+[.F4])/2" office:value-type="float" office:value="807">
            <text:p>807</text:p>
          </table:table-cell>
          <table:table-cell table:formula="of:=([.G3]+[.G4])/2" office:value-type="float" office:value="2033.5">
            <text:p>2033.5</text:p>
          </table:table-cell>
          <table:table-cell table:formula="of:=([.H3]+[.H4])/2" office:value-type="float" office:value="1440.5">
            <text:p>1440.5</text:p>
          </table:table-cell>
          <table:table-cell table:formula="of:=([.I3]+[.I4])/2" office:value-type="float" office:value="1442">
            <text:p>14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3">
            <text:p>2033</text:p>
          </table:table-cell>
          <table:table-cell office:value-type="float" office:value="829">
            <text:p>829</text:p>
          </table:table-cell>
          <table:table-cell office:value-type="float" office:value="601">
            <text:p>601</text:p>
          </table:table-cell>
          <table:table-cell office:value-type="float" office:value="1464">
            <text:p>1464</text:p>
          </table:table-cell>
          <table:table-cell office:value-type="float" office:value="836">
            <text:p>836</text:p>
          </table:table-cell>
          <table:table-cell office:value-type="float" office:value="2040">
            <text:p>2040</text:p>
          </table:table-cell>
          <table:table-cell office:value-type="float" office:value="1458">
            <text:p>1458</text:p>
          </table:table-cell>
          <table:table-cell office:value-type="float" office:value="1448">
            <text:p>1448</text:p>
          </table:table-cell>
          <table:table-cell table:formula="of:=([.B5]+[.B6])/2" office:value-type="float" office:value="8037.5">
            <text:p>8037.5</text:p>
          </table:table-cell>
          <table:table-cell table:formula="of:=([.C5]+[.C6])/2" office:value-type="float" office:value="3006.5">
            <text:p>3006.5</text:p>
          </table:table-cell>
          <table:table-cell table:formula="of:=([.D5]+[.D6])/2" office:value-type="float" office:value="1368.5">
            <text:p>1368.5</text:p>
          </table:table-cell>
          <table:table-cell table:formula="of:=([.E5]+[.E6])/2" office:value-type="float" office:value="3558">
            <text:p>3558</text:p>
          </table:table-cell>
          <table:table-cell table:formula="of:=([.F5]+[.F6])/2" office:value-type="float" office:value="3006.5">
            <text:p>3006.5</text:p>
          </table:table-cell>
          <table:table-cell table:formula="of:=([.G5]+[.G6])/2" office:value-type="float" office:value="8060.5">
            <text:p>8060.5</text:p>
          </table:table-cell>
          <table:table-cell table:formula="of:=([.H5]+[.H6])/2" office:value-type="float" office:value="5137">
            <text:p>5137</text:p>
          </table:table-cell>
          <table:table-cell table:formula="of:=([.I5]+[.I6])/2" office:value-type="float" office:value="3535.5">
            <text:p>353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671">
            <text:p>7671</text:p>
          </table:table-cell>
          <table:table-cell office:value-type="float" office:value="2880">
            <text:p>2880</text:p>
          </table:table-cell>
          <table:table-cell office:value-type="float" office:value="1283">
            <text:p>1283</text:p>
          </table:table-cell>
          <table:table-cell office:value-type="float" office:value="3312">
            <text:p>3312</text:p>
          </table:table-cell>
          <table:table-cell office:value-type="float" office:value="2872">
            <text:p>2872</text:p>
          </table:table-cell>
          <table:table-cell office:value-type="float" office:value="7701">
            <text:p>7701</text:p>
          </table:table-cell>
          <table:table-cell office:value-type="float" office:value="6524">
            <text:p>6524</text:p>
          </table:table-cell>
          <table:table-cell office:value-type="float" office:value="3292">
            <text:p>3292</text:p>
          </table:table-cell>
          <table:table-cell table:formula="of:=([.B7]+[.B8]+[.B9])/3" office:value-type="float" office:value="25827.3333333333">
            <text:p>25827.3333333333</text:p>
          </table:table-cell>
          <table:table-cell table:formula="of:=([.C7]+[.C8]+[.C9])/3" office:value-type="float" office:value="9862.66666666667">
            <text:p>9862.6666666667</text:p>
          </table:table-cell>
          <table:table-cell table:formula="of:=([.D7]+[.D8]+[.D9])/3" office:value-type="float" office:value="5900">
            <text:p>5900</text:p>
          </table:table-cell>
          <table:table-cell table:formula="of:=([.E7]+[.E8]+[.E9])/3" office:value-type="float" office:value="16211.3333333333">
            <text:p>16211.3333333333</text:p>
          </table:table-cell>
          <table:table-cell table:formula="of:=([.F7]+[.F8]+[.F9])/3" office:value-type="float" office:value="9739">
            <text:p>9739</text:p>
          </table:table-cell>
          <table:table-cell table:formula="of:=([.G7]+[.G8]+[.G9])/3" office:value-type="float" office:value="27052">
            <text:p>27052</text:p>
          </table:table-cell>
          <table:table-cell table:formula="of:=([.H7]+[.H8]+[.H9])/3" office:value-type="float" office:value="16665">
            <text:p>16665</text:p>
          </table:table-cell>
          <table:table-cell table:formula="of:=([.I7]+[.I8]+[.I9])/3" office:value-type="float" office:value="15679.6666666667">
            <text:p>15679.66666666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404">
            <text:p>8404</text:p>
          </table:table-cell>
          <table:table-cell office:value-type="float" office:value="3133">
            <text:p>3133</text:p>
          </table:table-cell>
          <table:table-cell office:value-type="float" office:value="1454">
            <text:p>1454</text:p>
          </table:table-cell>
          <table:table-cell office:value-type="float" office:value="3804">
            <text:p>3804</text:p>
          </table:table-cell>
          <table:table-cell office:value-type="float" office:value="3141">
            <text:p>3141</text:p>
          </table:table-cell>
          <table:table-cell office:value-type="float" office:value="8420">
            <text:p>8420</text:p>
          </table:table-cell>
          <table:table-cell office:value-type="float" office:value="3750">
            <text:p>3750</text:p>
          </table:table-cell>
          <table:table-cell office:value-type="float" office:value="3779">
            <text:p>3779</text:p>
          </table:table-cell>
          <table:table-cell table:formula="of:=([.B10]+[.B11])/2" office:value-type="float" office:value="103134.5">
            <text:p>103134.5</text:p>
          </table:table-cell>
          <table:table-cell table:formula="of:=([.C10]+[.C11])/2" office:value-type="float" office:value="37889">
            <text:p>37889</text:p>
          </table:table-cell>
          <table:table-cell table:formula="of:=([.D10]+[.D11])/2" office:value-type="float" office:value="9406.5">
            <text:p>9406.5</text:p>
          </table:table-cell>
          <table:table-cell table:formula="of:=([.E10]+[.E11])/2" office:value-type="float" office:value="26076.5">
            <text:p>26076.5</text:p>
          </table:table-cell>
          <table:table-cell table:formula="of:=([.F10]+[.F11])/2" office:value-type="float" office:value="37556">
            <text:p>37556</text:p>
          </table:table-cell>
          <table:table-cell table:formula="of:=([.G10]+[.G11])/2" office:value-type="float" office:value="103759">
            <text:p>103759</text:p>
          </table:table-cell>
          <table:table-cell table:formula="of:=([.H10]+[.H11])/2" office:value-type="float" office:value="25569.5">
            <text:p>25569.5</text:p>
          </table:table-cell>
          <table:table-cell table:formula="of:=([.I10]+[.I11])/2" office:value-type="float" office:value="27048.5">
            <text:p>2704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216">
            <text:p>26216</text:p>
          </table:table-cell>
          <table:table-cell office:value-type="float" office:value="9620">
            <text:p>9620</text:p>
          </table:table-cell>
          <table:table-cell office:value-type="float" office:value="5664">
            <text:p>5664</text:p>
          </table:table-cell>
          <table:table-cell office:value-type="float" office:value="16869">
            <text:p>16869</text:p>
          </table:table-cell>
          <table:table-cell office:value-type="float" office:value="10576">
            <text:p>10576</text:p>
          </table:table-cell>
          <table:table-cell office:value-type="float" office:value="26620">
            <text:p>26620</text:p>
          </table:table-cell>
          <table:table-cell office:value-type="float" office:value="16305">
            <text:p>16305</text:p>
          </table:table-cell>
          <table:table-cell office:value-type="float" office:value="14834">
            <text:p>14834</text:p>
          </table:table-cell>
          <table:table-cell table:formula="of:=([.B12]+[.B13]+[.B14]+[.B15])/4" office:value-type="float" office:value="255199.5">
            <text:p>255199.5</text:p>
          </table:table-cell>
          <table:table-cell table:formula="of:=([.C12]+[.C13]+[.C14]+[.C15])/4" office:value-type="float" office:value="153558.25">
            <text:p>153558.25</text:p>
          </table:table-cell>
          <table:table-cell table:formula="of:=([.D12]+[.D13]+[.D14]+[.D15])/4" office:value-type="float" office:value="43978.75">
            <text:p>43978.75</text:p>
          </table:table-cell>
          <table:table-cell table:formula="of:=([.E12]+[.E13]+[.E14]+[.E15])/4" office:value-type="float" office:value="124417.75">
            <text:p>124417.75</text:p>
          </table:table-cell>
          <table:table-cell table:formula="of:=([.F12]+[.F13]+[.F14]+[.F15])/4" office:value-type="float" office:value="146992.5">
            <text:p>146992.5</text:p>
          </table:table-cell>
          <table:table-cell table:formula="of:=([.G12]+[.G13]+[.G14]+[.G15])/4" office:value-type="float" office:value="250110.5">
            <text:p>250110.5</text:p>
          </table:table-cell>
          <table:table-cell table:formula="of:=([.H12]+[.H13]+[.H14]+[.H15])/4" office:value-type="float" office:value="80508.25">
            <text:p>80508.25</text:p>
          </table:table-cell>
          <table:table-cell table:formula="of:=([.I12]+[.I13]+[.I14]+[.I15])/4" office:value-type="float" office:value="123571.75">
            <text:p>123571.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55">
            <text:p>24455</text:p>
          </table:table-cell>
          <table:table-cell office:value-type="float" office:value="8977">
            <text:p>8977</text:p>
          </table:table-cell>
          <table:table-cell office:value-type="float" office:value="6009">
            <text:p>6009</text:p>
          </table:table-cell>
          <table:table-cell office:value-type="float" office:value="16772">
            <text:p>16772</text:p>
          </table:table-cell>
          <table:table-cell office:value-type="float" office:value="8917">
            <text:p>8917</text:p>
          </table:table-cell>
          <table:table-cell office:value-type="float" office:value="24630">
            <text:p>24630</text:p>
          </table:table-cell>
          <table:table-cell office:value-type="float" office:value="17665">
            <text:p>17665</text:p>
          </table:table-cell>
          <table:table-cell office:value-type="float" office:value="17269">
            <text:p>17269</text:p>
          </table:table-cell>
          <table:table-cell table:formula="of:=([.B16]+[.B17])/2" office:value-type="float" office:value="815981">
            <text:p>815981</text:p>
          </table:table-cell>
          <table:table-cell table:formula="of:=([.C16]+[.C17])/2" office:value-type="float" office:value="765358.5">
            <text:p>765358.5</text:p>
          </table:table-cell>
          <table:table-cell table:formula="of:=([.D16]+[.D17])/2" office:value-type="float" office:value="154224">
            <text:p>154224</text:p>
          </table:table-cell>
          <table:table-cell table:formula="of:=([.E16]+[.E17])/2" office:value-type="float" office:value="249803">
            <text:p>249803</text:p>
          </table:table-cell>
          <table:table-cell table:formula="of:=([.F16]+[.F17])/2" office:value-type="float" office:value="724891">
            <text:p>724891</text:p>
          </table:table-cell>
          <table:table-cell table:formula="of:=([.G16]+[.G17])/2" office:value-type="float" office:value="728670.5">
            <text:p>728670.5</text:p>
          </table:table-cell>
          <table:table-cell table:formula="of:=([.H16]+[.H17])/2" office:value-type="float" office:value="223023">
            <text:p>223023</text:p>
          </table:table-cell>
          <table:table-cell table:formula="of:=([.I16]+[.I17])/2" office:value-type="float" office:value="287144">
            <text:p>28714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811">
            <text:p>26811</text:p>
          </table:table-cell>
          <table:table-cell office:value-type="float" office:value="10991">
            <text:p>10991</text:p>
          </table:table-cell>
          <table:table-cell office:value-type="float" office:value="6027">
            <text:p>6027</text:p>
          </table:table-cell>
          <table:table-cell office:value-type="float" office:value="14993">
            <text:p>14993</text:p>
          </table:table-cell>
          <table:table-cell office:value-type="float" office:value="9724">
            <text:p>9724</text:p>
          </table:table-cell>
          <table:table-cell office:value-type="float" office:value="29906">
            <text:p>29906</text:p>
          </table:table-cell>
          <table:table-cell office:value-type="float" office:value="16025">
            <text:p>16025</text:p>
          </table:table-cell>
          <table:table-cell office:value-type="float" office:value="14936">
            <text:p>14936</text:p>
          </table:table-cell>
          <table:table-cell table:formula="of:=([.B18]+[.B19]+[.B20]+[.B21])/4" office:value-type="float" office:value="3152285.5">
            <text:p>3152285.5</text:p>
          </table:table-cell>
          <table:table-cell table:formula="of:=([.C18]+[.C19]+[.C20]+[.C21])/4" office:value-type="float" office:value="3232595">
            <text:p>3232595</text:p>
          </table:table-cell>
          <table:table-cell table:formula="of:=([.D18]+[.D19]+[.D20]+[.D21])/4" office:value-type="float" office:value="622911.5">
            <text:p>622911.5</text:p>
          </table:table-cell>
          <table:table-cell table:formula="of:=([.E18]+[.E19]+[.E20]+[.E21])/4" office:value-type="float" office:value="646971.5">
            <text:p>646971.5</text:p>
          </table:table-cell>
          <table:table-cell table:formula="of:=([.F18]+[.F19]+[.F20]+[.F21])/4" office:value-type="float" office:value="3098810.5">
            <text:p>3098810.5</text:p>
          </table:table-cell>
          <table:table-cell table:formula="of:=([.G18]+[.G19]+[.G20]+[.G21])/4" office:value-type="float" office:value="3138127">
            <text:p>3138127</text:p>
          </table:table-cell>
          <table:table-cell table:formula="of:=([.H18]+[.H19]+[.H20]+[.H21])/4" office:value-type="float" office:value="691552.25">
            <text:p>691552.25</text:p>
          </table:table-cell>
          <table:table-cell table:formula="of:=([.I18]+[.I19]+[.I20]+[.I21])/4" office:value-type="float" office:value="668399.5">
            <text:p>66839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2580">
            <text:p>102580</text:p>
          </table:table-cell>
          <table:table-cell office:value-type="float" office:value="38092">
            <text:p>38092</text:p>
          </table:table-cell>
          <table:table-cell office:value-type="float" office:value="9215">
            <text:p>9215</text:p>
          </table:table-cell>
          <table:table-cell office:value-type="float" office:value="25801">
            <text:p>25801</text:p>
          </table:table-cell>
          <table:table-cell office:value-type="float" office:value="37110">
            <text:p>37110</text:p>
          </table:table-cell>
          <table:table-cell office:value-type="float" office:value="103942">
            <text:p>103942</text:p>
          </table:table-cell>
          <table:table-cell office:value-type="float" office:value="25294">
            <text:p>25294</text:p>
          </table:table-cell>
          <table:table-cell office:value-type="float" office:value="25699">
            <text:p>25699</text:p>
          </table:table-cell>
          <table:table-cell table:formula="of:=([.B22]+[.B23]+[.B24])/3" office:value-type="float" office:value="14469985.6666667">
            <text:p>14469985.6666667</text:p>
          </table:table-cell>
          <table:table-cell table:formula="of:=([.C22]+[.C23]+[.C24])/3" office:value-type="float" office:value="14788933">
            <text:p>14788933</text:p>
          </table:table-cell>
          <table:table-cell table:formula="of:=([.D22]+[.D23]+[.D24])/3" office:value-type="float" office:value="1442499.66666667">
            <text:p>1442499.66666667</text:p>
          </table:table-cell>
          <table:table-cell table:formula="of:=([.E22]+[.E23]+[.E24])/3" office:value-type="float" office:value="1507525">
            <text:p>1507525</text:p>
          </table:table-cell>
          <table:table-cell table:formula="of:=([.F22]+[.F23]+[.F24])/3" office:value-type="float" office:value="14178888">
            <text:p>14178888</text:p>
          </table:table-cell>
          <table:table-cell table:formula="of:=([.G22]+[.G23]+[.G24])/3" office:value-type="float" office:value="14230633">
            <text:p>14230633</text:p>
          </table:table-cell>
          <table:table-cell table:formula="of:=([.H22]+[.H23]+[.H24])/3" office:value-type="float" office:value="1457102.66666667">
            <text:p>1457102.66666667</text:p>
          </table:table-cell>
          <table:table-cell table:formula="of:=([.I22]+[.I23]+[.I24])/3" office:value-type="float" office:value="1476394.33333333">
            <text:p>1476394.333333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3689">
            <text:p>103689</text:p>
          </table:table-cell>
          <table:table-cell office:value-type="float" office:value="37686">
            <text:p>37686</text:p>
          </table:table-cell>
          <table:table-cell office:value-type="float" office:value="9598">
            <text:p>9598</text:p>
          </table:table-cell>
          <table:table-cell office:value-type="float" office:value="26352">
            <text:p>26352</text:p>
          </table:table-cell>
          <table:table-cell office:value-type="float" office:value="38002">
            <text:p>38002</text:p>
          </table:table-cell>
          <table:table-cell office:value-type="float" office:value="103576">
            <text:p>103576</text:p>
          </table:table-cell>
          <table:table-cell office:value-type="float" office:value="25845">
            <text:p>25845</text:p>
          </table:table-cell>
          <table:table-cell office:value-type="float" office:value="28398">
            <text:p>28398</text:p>
          </table:table-cell>
          <table:table-cell table:formula="of:=([.B25]+[.B26]+[.B27]+[.B28])/4" office:value-type="float" office:value="94914045">
            <text:p>94914045</text:p>
          </table:table-cell>
          <table:table-cell table:formula="of:=([.C25]+[.C26]+[.C27]+[.C28])/4" office:value-type="float" office:value="95436790.25">
            <text:p>95436790.25</text:p>
          </table:table-cell>
          <table:table-cell table:formula="of:=([.D25]+[.D26]+[.D27]+[.D28])/4" office:value-type="float" office:value="12726940">
            <text:p>12726940</text:p>
          </table:table-cell>
          <table:table-cell table:formula="of:=([.E25]+[.E26]+[.E27]+[.E28])/4" office:value-type="float" office:value="12874256.5">
            <text:p>12874256.5</text:p>
          </table:table-cell>
          <table:table-cell table:formula="of:=([.F25]+[.F26]+[.F27]+[.F28])/4" office:value-type="float" office:value="92080716.5">
            <text:p>92080716.5</text:p>
          </table:table-cell>
          <table:table-cell table:formula="of:=([.G25]+[.G26]+[.G27]+[.G28])/4" office:value-type="float" office:value="93032640">
            <text:p>93032640</text:p>
          </table:table-cell>
          <table:table-cell table:formula="of:=([.H25]+[.H26]+[.H27]+[.H28])/4" office:value-type="float" office:value="12583192.5">
            <text:p>12583192.5</text:p>
          </table:table-cell>
          <table:table-cell table:formula="of:=([.I25]+[.I26]+[.I27]+[.I28])/4" office:value-type="float" office:value="12925725">
            <text:p>129257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7529">
            <text:p>327529</text:p>
          </table:table-cell>
          <table:table-cell office:value-type="float" office:value="156168">
            <text:p>156168</text:p>
          </table:table-cell>
          <table:table-cell office:value-type="float" office:value="67867">
            <text:p>67867</text:p>
          </table:table-cell>
          <table:table-cell office:value-type="float" office:value="195883">
            <text:p>195883</text:p>
          </table:table-cell>
          <table:table-cell office:value-type="float" office:value="152911">
            <text:p>152911</text:p>
          </table:table-cell>
          <table:table-cell office:value-type="float" office:value="429213">
            <text:p>429213</text:p>
          </table:table-cell>
          <table:table-cell office:value-type="float" office:value="178431">
            <text:p>178431</text:p>
          </table:table-cell>
          <table:table-cell office:value-type="float" office:value="192869">
            <text:p>192869</text:p>
          </table:table-cell>
          <table:table-cell office:value-type="string">
            <text:p>Sin Podas</text:p>
          </table:table-cell>
          <table:table-cell office:value-type="string">
            <text:p>Poda 3</text:p>
          </table:table-cell>
          <table:table-cell office:value-type="string">
            <text:p>Poda 2</text:p>
          </table:table-cell>
          <table:table-cell office:value-type="string">
            <text:p>Poda 2 y 3</text:p>
          </table:table-cell>
          <table:table-cell office:value-type="string">
            <text:p>Poda 1</text:p>
          </table:table-cell>
          <table:table-cell office:value-type="string">
            <text:p>Poda 1 y 3</text:p>
          </table:table-cell>
          <table:table-cell office:value-type="string">
            <text:p>Poda 1 y 2</text:p>
          </table:table-cell>
          <table:table-cell office:value-type="string">
            <text:p>Poda 1, 2 y 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6269">
            <text:p>186269</text:p>
          </table:table-cell>
          <table:table-cell office:value-type="float" office:value="154473">
            <text:p>154473</text:p>
          </table:table-cell>
          <table:table-cell office:value-type="float" office:value="26089">
            <text:p>26089</text:p>
          </table:table-cell>
          <table:table-cell office:value-type="float" office:value="72496">
            <text:p>72496</text:p>
          </table:table-cell>
          <table:table-cell office:value-type="float" office:value="145304">
            <text:p>145304</text:p>
          </table:table-cell>
          <table:table-cell office:value-type="float" office:value="276421">
            <text:p>276421</text:p>
          </table:table-cell>
          <table:table-cell office:value-type="float" office:value="25110">
            <text:p>25110</text:p>
          </table:table-cell>
          <table:table-cell office:value-type="float" office:value="69892">
            <text:p>69892</text:p>
          </table:table-cell>
          <table:table-cell table:formula="of:=[.J2]/POWER(10;3)" office:value-type="float" office:value="0.844">
            <text:p>0.844</text:p>
          </table:table-cell>
          <table:table-cell table:formula="of:=[.K2]/POWER(10;3)" office:value-type="float" office:value="0.35">
            <text:p>0.35</text:p>
          </table:table-cell>
          <table:table-cell table:formula="of:=[.L2]/POWER(10;3)" office:value-type="float" office:value="0.311">
            <text:p>0.311</text:p>
          </table:table-cell>
          <table:table-cell table:formula="of:=[.M2]/POWER(10;3)" office:value-type="float" office:value="0.868">
            <text:p>0.868</text:p>
          </table:table-cell>
          <table:table-cell table:formula="of:=[.N2]/POWER(10;3)" office:value-type="float" office:value="0.351">
            <text:p>0.351</text:p>
          </table:table-cell>
          <table:table-cell table:formula="of:=[.O2]/POWER(10;3)" office:value-type="float" office:value="0.854">
            <text:p>0.854</text:p>
          </table:table-cell>
          <table:table-cell table:formula="of:=[.P2]/POWER(10;3)" office:value-type="float" office:value="0.852">
            <text:p>0.852</text:p>
          </table:table-cell>
          <table:table-cell table:formula="of:=[.Q2]/POWER(10;3)" office:value-type="float" office:value="0.85">
            <text:p>0.8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8196">
            <text:p>208196</text:p>
          </table:table-cell>
          <table:table-cell office:value-type="float" office:value="130976">
            <text:p>130976</text:p>
          </table:table-cell>
          <table:table-cell office:value-type="float" office:value="63856">
            <text:p>63856</text:p>
          </table:table-cell>
          <table:table-cell office:value-type="float" office:value="177938">
            <text:p>177938</text:p>
          </table:table-cell>
          <table:table-cell office:value-type="float" office:value="127736">
            <text:p>127736</text:p>
          </table:table-cell>
          <table:table-cell office:value-type="float" office:value="130055">
            <text:p>130055</text:p>
          </table:table-cell>
          <table:table-cell office:value-type="float" office:value="98741">
            <text:p>98741</text:p>
          </table:table-cell>
          <table:table-cell office:value-type="float" office:value="179462">
            <text:p>179462</text:p>
          </table:table-cell>
          <table:table-cell table:formula="of:=[.J3]/POWER(10;3)" office:value-type="float" office:value="2.0285">
            <text:p>2.0285</text:p>
          </table:table-cell>
          <table:table-cell table:formula="of:=[.K3]/POWER(10;3)" office:value-type="float" office:value="0.831">
            <text:p>0.831</text:p>
          </table:table-cell>
          <table:table-cell table:formula="of:=[.L3]/POWER(10;3)" office:value-type="float" office:value="0.6095">
            <text:p>0.6095</text:p>
          </table:table-cell>
          <table:table-cell table:formula="of:=[.M3]/POWER(10;3)" office:value-type="float" office:value="1.4595">
            <text:p>1.4595</text:p>
          </table:table-cell>
          <table:table-cell table:formula="of:=[.N3]/POWER(10;3)" office:value-type="float" office:value="0.807">
            <text:p>0.807</text:p>
          </table:table-cell>
          <table:table-cell table:formula="of:=[.O3]/POWER(10;3)" office:value-type="float" office:value="2.0335">
            <text:p>2.0335</text:p>
          </table:table-cell>
          <table:table-cell table:formula="of:=[.P3]/POWER(10;3)" office:value-type="float" office:value="1.4405">
            <text:p>1.4405</text:p>
          </table:table-cell>
          <table:table-cell table:formula="of:=[.Q3]/POWER(10;3)" office:value-type="float" office:value="1.442">
            <text:p>1.44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8804">
            <text:p>298804</text:p>
          </table:table-cell>
          <table:table-cell office:value-type="float" office:value="172616">
            <text:p>172616</text:p>
          </table:table-cell>
          <table:table-cell office:value-type="float" office:value="18103">
            <text:p>18103</text:p>
          </table:table-cell>
          <table:table-cell office:value-type="float" office:value="51354">
            <text:p>51354</text:p>
          </table:table-cell>
          <table:table-cell office:value-type="float" office:value="162019">
            <text:p>162019</text:p>
          </table:table-cell>
          <table:table-cell office:value-type="float" office:value="164753">
            <text:p>164753</text:p>
          </table:table-cell>
          <table:table-cell office:value-type="float" office:value="19751">
            <text:p>19751</text:p>
          </table:table-cell>
          <table:table-cell office:value-type="float" office:value="52064">
            <text:p>52064</text:p>
          </table:table-cell>
          <table:table-cell table:formula="of:=[.J4]/POWER(10;3)" office:value-type="float" office:value="8.0375">
            <text:p>8.0375</text:p>
          </table:table-cell>
          <table:table-cell table:formula="of:=[.K4]/POWER(10;3)" office:value-type="float" office:value="3.0065">
            <text:p>3.0065</text:p>
          </table:table-cell>
          <table:table-cell table:formula="of:=[.L4]/POWER(10;3)" office:value-type="float" office:value="1.3685">
            <text:p>1.3685</text:p>
          </table:table-cell>
          <table:table-cell table:formula="of:=[.M4]/POWER(10;3)" office:value-type="float" office:value="3.558">
            <text:p>3.558</text:p>
          </table:table-cell>
          <table:table-cell table:formula="of:=[.N4]/POWER(10;3)" office:value-type="float" office:value="3.0065">
            <text:p>3.0065</text:p>
          </table:table-cell>
          <table:table-cell table:formula="of:=[.O4]/POWER(10;3)" office:value-type="float" office:value="8.0605">
            <text:p>8.0605</text:p>
          </table:table-cell>
          <table:table-cell table:formula="of:=[.P4]/POWER(10;3)" office:value-type="float" office:value="5.137">
            <text:p>5.137</text:p>
          </table:table-cell>
          <table:table-cell table:formula="of:=[.Q4]/POWER(10;3)" office:value-type="float" office:value="3.5355">
            <text:p>3.535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89077">
            <text:p>889077</text:p>
          </table:table-cell>
          <table:table-cell office:value-type="float" office:value="750565">
            <text:p>750565</text:p>
          </table:table-cell>
          <table:table-cell office:value-type="float" office:value="158841">
            <text:p>158841</text:p>
          </table:table-cell>
          <table:table-cell office:value-type="float" office:value="343894">
            <text:p>343894</text:p>
          </table:table-cell>
          <table:table-cell office:value-type="float" office:value="737839">
            <text:p>737839</text:p>
          </table:table-cell>
          <table:table-cell office:value-type="float" office:value="737640">
            <text:p>737640</text:p>
          </table:table-cell>
          <table:table-cell office:value-type="float" office:value="211888">
            <text:p>211888</text:p>
          </table:table-cell>
          <table:table-cell office:value-type="float" office:value="413662">
            <text:p>413662</text:p>
          </table:table-cell>
          <table:table-cell table:formula="of:=[.J5]/POWER(10;3)" office:value-type="float" office:value="25.8273333333333">
            <text:p>25.8273333333</text:p>
          </table:table-cell>
          <table:table-cell table:formula="of:=[.K5]/POWER(10;3)" office:value-type="float" office:value="9.86266666666667">
            <text:p>9.8626666667</text:p>
          </table:table-cell>
          <table:table-cell table:formula="of:=[.L5]/POWER(10;3)" office:value-type="float" office:value="5.9">
            <text:p>5.9</text:p>
          </table:table-cell>
          <table:table-cell table:formula="of:=[.M5]/POWER(10;3)" office:value-type="float" office:value="16.2113333333333">
            <text:p>16.2113333333</text:p>
          </table:table-cell>
          <table:table-cell table:formula="of:=[.N5]/POWER(10;3)" office:value-type="float" office:value="9.739">
            <text:p>9.739</text:p>
          </table:table-cell>
          <table:table-cell table:formula="of:=[.O5]/POWER(10;3)" office:value-type="float" office:value="27.052">
            <text:p>27.052</text:p>
          </table:table-cell>
          <table:table-cell table:formula="of:=[.P5]/POWER(10;3)" office:value-type="float" office:value="16.665">
            <text:p>16.665</text:p>
          </table:table-cell>
          <table:table-cell table:formula="of:=[.Q5]/POWER(10;3)" office:value-type="float" office:value="15.6796666666667">
            <text:p>15.679666666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42885">
            <text:p>742885</text:p>
          </table:table-cell>
          <table:table-cell office:value-type="float" office:value="780152">
            <text:p>780152</text:p>
          </table:table-cell>
          <table:table-cell office:value-type="float" office:value="149607">
            <text:p>149607</text:p>
          </table:table-cell>
          <table:table-cell office:value-type="float" office:value="155712">
            <text:p>155712</text:p>
          </table:table-cell>
          <table:table-cell office:value-type="float" office:value="711943">
            <text:p>711943</text:p>
          </table:table-cell>
          <table:table-cell office:value-type="float" office:value="719701">
            <text:p>719701</text:p>
          </table:table-cell>
          <table:table-cell office:value-type="float" office:value="234158">
            <text:p>234158</text:p>
          </table:table-cell>
          <table:table-cell office:value-type="float" office:value="160626">
            <text:p>160626</text:p>
          </table:table-cell>
          <table:table-cell table:formula="of:=[.J6]/POWER(10;3)" office:value-type="float" office:value="103.1345">
            <text:p>103.1345</text:p>
          </table:table-cell>
          <table:table-cell table:formula="of:=[.K6]/POWER(10;3)" office:value-type="float" office:value="37.889">
            <text:p>37.889</text:p>
          </table:table-cell>
          <table:table-cell table:formula="of:=[.L6]/POWER(10;3)" office:value-type="float" office:value="9.4065">
            <text:p>9.4065</text:p>
          </table:table-cell>
          <table:table-cell table:formula="of:=[.M6]/POWER(10;3)" office:value-type="float" office:value="26.0765">
            <text:p>26.0765</text:p>
          </table:table-cell>
          <table:table-cell table:formula="of:=[.N6]/POWER(10;3)" office:value-type="float" office:value="37.556">
            <text:p>37.556</text:p>
          </table:table-cell>
          <table:table-cell table:formula="of:=[.O6]/POWER(10;3)" office:value-type="float" office:value="103.759">
            <text:p>103.759</text:p>
          </table:table-cell>
          <table:table-cell table:formula="of:=[.P6]/POWER(10;3)" office:value-type="float" office:value="25.5695">
            <text:p>25.5695</text:p>
          </table:table-cell>
          <table:table-cell table:formula="of:=[.Q6]/POWER(10;3)" office:value-type="float" office:value="27.0485">
            <text:p>27.048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696939">
            <text:p>3696939</text:p>
          </table:table-cell>
          <table:table-cell office:value-type="float" office:value="3808855">
            <text:p>3808855</text:p>
          </table:table-cell>
          <table:table-cell office:value-type="float" office:value="316504">
            <text:p>316504</text:p>
          </table:table-cell>
          <table:table-cell office:value-type="float" office:value="315541">
            <text:p>315541</text:p>
          </table:table-cell>
          <table:table-cell office:value-type="float" office:value="3725811">
            <text:p>3725811</text:p>
          </table:table-cell>
          <table:table-cell office:value-type="float" office:value="3755478">
            <text:p>3755478</text:p>
          </table:table-cell>
          <table:table-cell office:value-type="float" office:value="470964">
            <text:p>470964</text:p>
          </table:table-cell>
          <table:table-cell office:value-type="float" office:value="428349">
            <text:p>428349</text:p>
          </table:table-cell>
          <table:table-cell table:formula="of:=[.J7]/POWER(10;3)" office:value-type="float" office:value="255.1995">
            <text:p>255.1995</text:p>
          </table:table-cell>
          <table:table-cell table:formula="of:=[.K7]/POWER(10;3)" office:value-type="float" office:value="153.55825">
            <text:p>153.55825</text:p>
          </table:table-cell>
          <table:table-cell table:formula="of:=[.L7]/POWER(10;3)" office:value-type="float" office:value="43.97875">
            <text:p>43.97875</text:p>
          </table:table-cell>
          <table:table-cell table:formula="of:=[.M7]/POWER(10;3)" office:value-type="float" office:value="124.41775">
            <text:p>124.41775</text:p>
          </table:table-cell>
          <table:table-cell table:formula="of:=[.N7]/POWER(10;3)" office:value-type="float" office:value="146.9925">
            <text:p>146.9925</text:p>
          </table:table-cell>
          <table:table-cell table:formula="of:=[.O7]/POWER(10;3)" office:value-type="float" office:value="250.1105">
            <text:p>250.1105</text:p>
          </table:table-cell>
          <table:table-cell table:formula="of:=[.P7]/POWER(10;3)" office:value-type="float" office:value="80.50825">
            <text:p>80.50825</text:p>
          </table:table-cell>
          <table:table-cell table:formula="of:=[.Q7]/POWER(10;3)" office:value-type="float" office:value="123.57175">
            <text:p>123.571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51192">
            <text:p>2451192</text:p>
          </table:table-cell>
          <table:table-cell office:value-type="float" office:value="2516968">
            <text:p>2516968</text:p>
          </table:table-cell>
          <table:table-cell office:value-type="float" office:value="1117645">
            <text:p>1117645</text:p>
          </table:table-cell>
          <table:table-cell office:value-type="float" office:value="1133237">
            <text:p>1133237</text:p>
          </table:table-cell>
          <table:table-cell office:value-type="float" office:value="2470962">
            <text:p>2470962</text:p>
          </table:table-cell>
          <table:table-cell office:value-type="float" office:value="2490721">
            <text:p>2490721</text:p>
          </table:table-cell>
          <table:table-cell office:value-type="float" office:value="1136871">
            <text:p>1136871</text:p>
          </table:table-cell>
          <table:table-cell office:value-type="float" office:value="1170822">
            <text:p>1170822</text:p>
          </table:table-cell>
          <table:table-cell table:formula="of:=[.J8]/POWER(10;3)" office:value-type="float" office:value="815.981">
            <text:p>815.981</text:p>
          </table:table-cell>
          <table:table-cell table:formula="of:=[.K8]/POWER(10;3)" office:value-type="float" office:value="765.3585">
            <text:p>765.3585</text:p>
          </table:table-cell>
          <table:table-cell table:formula="of:=[.L8]/POWER(10;3)" office:value-type="float" office:value="154.224">
            <text:p>154.224</text:p>
          </table:table-cell>
          <table:table-cell table:formula="of:=[.M8]/POWER(10;3)" office:value-type="float" office:value="249.803">
            <text:p>249.803</text:p>
          </table:table-cell>
          <table:table-cell table:formula="of:=[.N8]/POWER(10;3)" office:value-type="float" office:value="724.891">
            <text:p>724.891</text:p>
          </table:table-cell>
          <table:table-cell table:formula="of:=[.O8]/POWER(10;3)" office:value-type="float" office:value="728.6705">
            <text:p>728.6705</text:p>
          </table:table-cell>
          <table:table-cell table:formula="of:=[.P8]/POWER(10;3)" office:value-type="float" office:value="223.023">
            <text:p>223.023</text:p>
          </table:table-cell>
          <table:table-cell table:formula="of:=[.Q8]/POWER(10;3)" office:value-type="float" office:value="287.144">
            <text:p>287.14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59193">
            <text:p>2359193</text:p>
          </table:table-cell>
          <table:table-cell office:value-type="float" office:value="2447282">
            <text:p>2447282</text:p>
          </table:table-cell>
          <table:table-cell office:value-type="float" office:value="1001566">
            <text:p>1001566</text:p>
          </table:table-cell>
          <table:table-cell office:value-type="float" office:value="1018926">
            <text:p>1018926</text:p>
          </table:table-cell>
          <table:table-cell office:value-type="float" office:value="2362166">
            <text:p>2362166</text:p>
          </table:table-cell>
          <table:table-cell office:value-type="float" office:value="2415147">
            <text:p>2415147</text:p>
          </table:table-cell>
          <table:table-cell office:value-type="float" office:value="1023499">
            <text:p>1023499</text:p>
          </table:table-cell>
          <table:table-cell office:value-type="float" office:value="1019249">
            <text:p>1019249</text:p>
          </table:table-cell>
          <table:table-cell table:formula="of:=[.J9]/POWER(10;3)" office:value-type="float" office:value="3152.2855">
            <text:p>3152.2855</text:p>
          </table:table-cell>
          <table:table-cell table:formula="of:=[.K9]/POWER(10;3)" office:value-type="float" office:value="3232.595">
            <text:p>3232.595</text:p>
          </table:table-cell>
          <table:table-cell table:formula="of:=[.L9]/POWER(10;3)" office:value-type="float" office:value="622.9115">
            <text:p>622.9115</text:p>
          </table:table-cell>
          <table:table-cell table:formula="of:=[.M9]/POWER(10;3)" office:value-type="float" office:value="646.9715">
            <text:p>646.9715</text:p>
          </table:table-cell>
          <table:table-cell table:formula="of:=[.N9]/POWER(10;3)" office:value-type="float" office:value="3098.8105">
            <text:p>3098.8105</text:p>
          </table:table-cell>
          <table:table-cell table:formula="of:=[.O9]/POWER(10;3)" office:value-type="float" office:value="3138.127">
            <text:p>3138.127</text:p>
          </table:table-cell>
          <table:table-cell table:formula="of:=[.P9]/POWER(10;3)" office:value-type="float" office:value="691.55225">
            <text:p>691.55225</text:p>
          </table:table-cell>
          <table:table-cell table:formula="of:=[.Q9]/POWER(10;3)" office:value-type="float" office:value="668.3995">
            <text:p>668.399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101818">
            <text:p>4101818</text:p>
          </table:table-cell>
          <table:table-cell office:value-type="float" office:value="4157275">
            <text:p>4157275</text:p>
          </table:table-cell>
          <table:table-cell office:value-type="float" office:value="55931">
            <text:p>55931</text:p>
          </table:table-cell>
          <table:table-cell office:value-type="float" office:value="120182">
            <text:p>120182</text:p>
          </table:table-cell>
          <table:table-cell office:value-type="float" office:value="3836303">
            <text:p>3836303</text:p>
          </table:table-cell>
          <table:table-cell office:value-type="float" office:value="3891162">
            <text:p>3891162</text:p>
          </table:table-cell>
          <table:table-cell office:value-type="float" office:value="134875">
            <text:p>134875</text:p>
          </table:table-cell>
          <table:table-cell office:value-type="float" office:value="55178">
            <text:p>55178</text:p>
          </table:table-cell>
          <table:table-cell table:formula="of:=[.J10]/POWER(10;3)" office:value-type="float" office:value="14469.9856666667">
            <text:p>14469.9856666667</text:p>
          </table:table-cell>
          <table:table-cell table:formula="of:=[.K10]/POWER(10;3)" office:value-type="float" office:value="14788.933">
            <text:p>14788.933</text:p>
          </table:table-cell>
          <table:table-cell table:formula="of:=[.L10]/POWER(10;3)" office:value-type="float" office:value="1442.49966666667">
            <text:p>1442.4996666667</text:p>
          </table:table-cell>
          <table:table-cell table:formula="of:=[.M10]/POWER(10;3)" office:value-type="float" office:value="1507.525">
            <text:p>1507.525</text:p>
          </table:table-cell>
          <table:table-cell table:formula="of:=[.N10]/POWER(10;3)" office:value-type="float" office:value="14178.888">
            <text:p>14178.888</text:p>
          </table:table-cell>
          <table:table-cell table:formula="of:=[.O10]/POWER(10;3)" office:value-type="float" office:value="14230.633">
            <text:p>14230.633</text:p>
          </table:table-cell>
          <table:table-cell table:formula="of:=[.P10]/POWER(10;3)" office:value-type="float" office:value="1457.10266666667">
            <text:p>1457.1026666667</text:p>
          </table:table-cell>
          <table:table-cell table:formula="of:=[.Q10]/POWER(10;3)" office:value-type="float" office:value="1476.39433333333">
            <text:p>1476.39433333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378329">
            <text:p>15378329</text:p>
          </table:table-cell>
          <table:table-cell office:value-type="float" office:value="15875181">
            <text:p>15875181</text:p>
          </table:table-cell>
          <table:table-cell office:value-type="float" office:value="2073926">
            <text:p>2073926</text:p>
          </table:table-cell>
          <table:table-cell office:value-type="float" office:value="2213757">
            <text:p>2213757</text:p>
          </table:table-cell>
          <table:table-cell office:value-type="float" office:value="15560136">
            <text:p>15560136</text:p>
          </table:table-cell>
          <table:table-cell office:value-type="float" office:value="15631480">
            <text:p>15631480</text:p>
          </table:table-cell>
          <table:table-cell office:value-type="float" office:value="2115489">
            <text:p>2115489</text:p>
          </table:table-cell>
          <table:table-cell office:value-type="float" office:value="2150873">
            <text:p>2150873</text:p>
          </table:table-cell>
          <table:table-cell table:formula="of:=[.J11]/POWER(10;3)" office:value-type="float" office:value="94914.045">
            <text:p>94914.045</text:p>
          </table:table-cell>
          <table:table-cell table:formula="of:=[.K11]/POWER(10;3)" office:value-type="float" office:value="95436.79025">
            <text:p>95436.79025</text:p>
          </table:table-cell>
          <table:table-cell table:formula="of:=[.L11]/POWER(10;3)" office:value-type="float" office:value="12726.94">
            <text:p>12726.94</text:p>
          </table:table-cell>
          <table:table-cell table:formula="of:=[.M11]/POWER(10;3)" office:value-type="float" office:value="12874.2565">
            <text:p>12874.2565</text:p>
          </table:table-cell>
          <table:table-cell table:formula="of:=[.N11]/POWER(10;3)" office:value-type="float" office:value="92080.7165">
            <text:p>92080.7165</text:p>
          </table:table-cell>
          <table:table-cell table:formula="of:=[.O11]/POWER(10;3)" office:value-type="float" office:value="93032.64">
            <text:p>93032.64</text:p>
          </table:table-cell>
          <table:table-cell table:formula="of:=[.P11]/POWER(10;3)" office:value-type="float" office:value="12583.1925">
            <text:p>12583.1925</text:p>
          </table:table-cell>
          <table:table-cell table:formula="of:=[.Q11]/POWER(10;3)" office:value-type="float" office:value="12925.725">
            <text:p>12925.7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743695">
            <text:p>9743695</text:p>
          </table:table-cell>
          <table:table-cell office:value-type="float" office:value="9887592">
            <text:p>9887592</text:p>
          </table:table-cell>
          <table:table-cell office:value-type="float" office:value="1797492">
            <text:p>1797492</text:p>
          </table:table-cell>
          <table:table-cell office:value-type="float" office:value="1813053">
            <text:p>1813053</text:p>
          </table:table-cell>
          <table:table-cell office:value-type="float" office:value="9937575">
            <text:p>9937575</text:p>
          </table:table-cell>
          <table:table-cell office:value-type="float" office:value="9896273">
            <text:p>9896273</text:p>
          </table:table-cell>
          <table:table-cell office:value-type="float" office:value="1799712">
            <text:p>1799712</text:p>
          </table:table-cell>
          <table:table-cell office:value-type="float" office:value="1811445">
            <text:p>1811445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287933">
            <text:p>18287933</text:p>
          </table:table-cell>
          <table:table-cell office:value-type="float" office:value="18604026">
            <text:p>18604026</text:p>
          </table:table-cell>
          <table:table-cell office:value-type="float" office:value="456081">
            <text:p>456081</text:p>
          </table:table-cell>
          <table:table-cell office:value-type="float" office:value="495765">
            <text:p>495765</text:p>
          </table:table-cell>
          <table:table-cell office:value-type="float" office:value="17038953">
            <text:p>17038953</text:p>
          </table:table-cell>
          <table:table-cell office:value-type="float" office:value="17164146">
            <text:p>17164146</text:p>
          </table:table-cell>
          <table:table-cell office:value-type="float" office:value="456107">
            <text:p>456107</text:p>
          </table:table-cell>
          <table:table-cell office:value-type="float" office:value="466865">
            <text:p>466865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3430187">
            <text:p>123430187</text:p>
          </table:table-cell>
          <table:table-cell office:value-type="float" office:value="124464019">
            <text:p>124464019</text:p>
          </table:table-cell>
          <table:table-cell office:value-type="float" office:value="9742584">
            <text:p>9742584</text:p>
          </table:table-cell>
          <table:table-cell office:value-type="float" office:value="9999262">
            <text:p>9999262</text:p>
          </table:table-cell>
          <table:table-cell office:value-type="float" office:value="124008638">
            <text:p>124008638</text:p>
          </table:table-cell>
          <table:table-cell office:value-type="float" office:value="124384153">
            <text:p>124384153</text:p>
          </table:table-cell>
          <table:table-cell office:value-type="float" office:value="9600827">
            <text:p>9600827</text:p>
          </table:table-cell>
          <table:table-cell office:value-type="float" office:value="9855493">
            <text:p>9855493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3722749">
            <text:p>73722749</text:p>
          </table:table-cell>
          <table:table-cell office:value-type="float" office:value="74707124">
            <text:p>74707124</text:p>
          </table:table-cell>
          <table:table-cell office:value-type="float" office:value="6948630">
            <text:p>6948630</text:p>
          </table:table-cell>
          <table:table-cell office:value-type="float" office:value="6819377">
            <text:p>6819377</text:p>
          </table:table-cell>
          <table:table-cell office:value-type="float" office:value="73625898">
            <text:p>73625898</text:p>
          </table:table-cell>
          <table:table-cell office:value-type="float" office:value="74659391">
            <text:p>74659391</text:p>
          </table:table-cell>
          <table:table-cell office:value-type="float" office:value="6762389">
            <text:p>6762389</text:p>
          </table:table-cell>
          <table:table-cell office:value-type="float" office:value="6910886">
            <text:p>6910886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4613665">
            <text:p>64613665</text:p>
          </table:table-cell>
          <table:table-cell office:value-type="float" office:value="65595378">
            <text:p>65595378</text:p>
          </table:table-cell>
          <table:table-cell office:value-type="float" office:value="26042995">
            <text:p>26042995</text:p>
          </table:table-cell>
          <table:table-cell office:value-type="float" office:value="26479718">
            <text:p>26479718</text:p>
          </table:table-cell>
          <table:table-cell office:value-type="float" office:value="63477360">
            <text:p>63477360</text:p>
          </table:table-cell>
          <table:table-cell office:value-type="float" office:value="64765824">
            <text:p>64765824</text:p>
          </table:table-cell>
          <table:table-cell office:value-type="float" office:value="25910567">
            <text:p>25910567</text:p>
          </table:table-cell>
          <table:table-cell office:value-type="float" office:value="26681143">
            <text:p>26681143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7889579">
            <text:p>117889579</text:p>
          </table:table-cell>
          <table:table-cell office:value-type="float" office:value="116980640">
            <text:p>116980640</text:p>
          </table:table-cell>
          <table:table-cell office:value-type="float" office:value="8173551">
            <text:p>8173551</text:p>
          </table:table-cell>
          <table:table-cell office:value-type="float" office:value="8198669">
            <text:p>8198669</text:p>
          </table:table-cell>
          <table:table-cell office:value-type="float" office:value="107210970">
            <text:p>107210970</text:p>
          </table:table-cell>
          <table:table-cell office:value-type="float" office:value="108321192">
            <text:p>108321192</text:p>
          </table:table-cell>
          <table:table-cell office:value-type="float" office:value="8058987">
            <text:p>8058987</text:p>
          </table:table-cell>
          <table:table-cell office:value-type="float" office:value="8255378">
            <text:p>8255378</text:p>
          </table:table-cell>
          <table:table-cell table:number-columns-repeated="8"/>
        </table:table-row>
      </table:table>
      <table:table table:name="Hoja2" table:style-name="ta1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el Straminsky</meta:initial-creator>
    <meta:creation-date>2014-04-11T16:12:37</meta:creation-date>
    <meta:generator>LibreOffice/3.5$Linux_X86_64 LibreOffice_project/350m1$Build-2</meta:generator>
    <dc:date>2014-05-09T07:07:39</dc:date>
    <dc:creator>Sebastián Nale</dc:creator>
    <meta:editing-duration>P0D</meta:editing-duration>
    <meta:editing-cycles>3</meta:editing-cycles>
    <meta:document-statistic meta:table-count="3" meta:cell-count="42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ffff99" draw:fill-color="#ffff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00ff" draw:fill-color="#ff00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115cm" svg:y="0.316cm" chart:style-name="ch2">
          <text:p>Comparación de las podas para n*m*4 colores</text:p>
        </chart:title>
        <chart:legend chart:legend-position="end" svg:x="12.592cm" svg:y="2.458cm" style:legend-expansion="high" chart:style-name="ch3"/>
        <chart:plot-area chart:style-name="ch4" table:cell-range-address="Hoja1.J12:Hoja1.Q22" chart:data-source-has-labels="row" svg:x="1.331cm" svg:y="1.635cm" svg:width="10.621cm" svg:height="6.204cm">
          <chartooo:coordinate-region svg:x="2.693cm" svg:y="1.834cm" svg:width="9.072cm" svg:height="5.358cm"/>
          <chart:axis chart:dimension="x" chart:name="primary-x" chart:style-name="ch5">
            <chart:title svg:x="5.367cm" svg:y="8.019cm" chart:style-name="ch6">
              <text:p>Dimension(n*m)</text:p>
            </chart:title>
          </chart:axis>
          <chart:axis chart:dimension="y" chart:name="primary-y" chart:style-name="ch5">
            <chart:title svg:x="0.451cm" svg:y="6.607cm" chart:style-name="ch7">
              <text:p>Tiempo(microsegundos)</text:p>
            </chart:title>
            <chart:grid chart:style-name="ch8" chart:class="major"/>
          </chart:axis>
          <chart:series chart:style-name="ch9" chart:values-cell-range-address="Hoja1.J13:Hoja1.J22" chart:label-cell-address="Hoja1.J12:Hoja1.J12" chart:class="chart:line">
            <chart:data-point chart:repeated="10"/>
          </chart:series>
          <chart:series chart:style-name="ch10" chart:values-cell-range-address="Hoja1.K13:Hoja1.K22" chart:label-cell-address="Hoja1.K12:Hoja1.K12" chart:class="chart:line">
            <chart:data-point chart:repeated="10"/>
          </chart:series>
          <chart:series chart:style-name="ch11" chart:values-cell-range-address="Hoja1.L13:Hoja1.L22" chart:label-cell-address="Hoja1.L12:Hoja1.L12" chart:class="chart:line">
            <chart:data-point chart:repeated="10"/>
          </chart:series>
          <chart:series chart:style-name="ch12" chart:values-cell-range-address="Hoja1.M13:Hoja1.M22" chart:label-cell-address="Hoja1.M12:Hoja1.M12" chart:class="chart:line">
            <chart:data-point chart:repeated="10"/>
          </chart:series>
          <chart:series chart:style-name="ch13" chart:values-cell-range-address="Hoja1.N13:Hoja1.N22" chart:label-cell-address="Hoja1.N12:Hoja1.N12" chart:class="chart:line">
            <chart:data-point chart:repeated="10"/>
          </chart:series>
          <chart:series chart:style-name="ch14" chart:values-cell-range-address="Hoja1.O13:Hoja1.O22" chart:label-cell-address="Hoja1.O12:Hoja1.O12" chart:class="chart:line">
            <chart:data-point chart:repeated="10"/>
          </chart:series>
          <chart:series chart:style-name="ch15" chart:values-cell-range-address="Hoja1.P13:Hoja1.P22" chart:label-cell-address="Hoja1.P12:Hoja1.P12" chart:class="chart:line">
            <chart:data-point chart:repeated="10"/>
          </chart:series>
          <chart:series chart:style-name="ch16" chart:values-cell-range-address="Hoja1.Q13:Hoja1.Q22" chart:label-cell-address="Hoja1.Q12:Hoja1.Q12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Podas</text:p>
                <draw:g>
                  <svg:desc>Hoja1.J12:Hoja1.J12</svg:desc>
                </draw:g>
              </table:table-cell>
              <table:table-cell office:value-type="string">
                <text:p>Poda 3</text:p>
                <draw:g>
                  <svg:desc>Hoja1.K12:Hoja1.K12</svg:desc>
                </draw:g>
              </table:table-cell>
              <table:table-cell office:value-type="string">
                <text:p>Poda 2</text:p>
                <draw:g>
                  <svg:desc>Hoja1.L12:Hoja1.L12</svg:desc>
                </draw:g>
              </table:table-cell>
              <table:table-cell office:value-type="string">
                <text:p>Poda 2 y 3</text:p>
                <draw:g>
                  <svg:desc>Hoja1.M12:Hoja1.M12</svg:desc>
                </draw:g>
              </table:table-cell>
              <table:table-cell office:value-type="string">
                <text:p>Poda 1</text:p>
                <draw:g>
                  <svg:desc>Hoja1.N12:Hoja1.N12</svg:desc>
                </draw:g>
              </table:table-cell>
              <table:table-cell office:value-type="string">
                <text:p>Poda 1 y 3</text:p>
                <draw:g>
                  <svg:desc>Hoja1.O12:Hoja1.O12</svg:desc>
                </draw:g>
              </table:table-cell>
              <table:table-cell office:value-type="string">
                <text:p>Poda 1 y 2</text:p>
                <draw:g>
                  <svg:desc>Hoja1.P12:Hoja1.P12</svg:desc>
                </draw:g>
              </table:table-cell>
              <table:table-cell office:value-type="string">
                <text:p>Poda 1, 2 y 3</text:p>
                <draw:g>
                  <svg:desc>Hoja1.Q12:Hoja1.Q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4">
                <text:p>0.844</text:p>
                <draw:g>
                  <svg:desc>Hoja1.J13:Hoja1.J22</svg:desc>
                </draw:g>
              </table:table-cell>
              <table:table-cell office:value-type="float" office:value="0.35">
                <text:p>0.35</text:p>
                <draw:g>
                  <svg:desc>Hoja1.K13:Hoja1.K22</svg:desc>
                </draw:g>
              </table:table-cell>
              <table:table-cell office:value-type="float" office:value="0.311">
                <text:p>0.311</text:p>
                <draw:g>
                  <svg:desc>Hoja1.L13:Hoja1.L22</svg:desc>
                </draw:g>
              </table:table-cell>
              <table:table-cell office:value-type="float" office:value="0.868">
                <text:p>0.868</text:p>
                <draw:g>
                  <svg:desc>Hoja1.M13:Hoja1.M22</svg:desc>
                </draw:g>
              </table:table-cell>
              <table:table-cell office:value-type="float" office:value="0.351">
                <text:p>0.351</text:p>
                <draw:g>
                  <svg:desc>Hoja1.N13:Hoja1.N22</svg:desc>
                </draw:g>
              </table:table-cell>
              <table:table-cell office:value-type="float" office:value="0.854">
                <text:p>0.854</text:p>
                <draw:g>
                  <svg:desc>Hoja1.O13:Hoja1.O22</svg:desc>
                </draw:g>
              </table:table-cell>
              <table:table-cell office:value-type="float" office:value="0.852">
                <text:p>0.852</text:p>
                <draw:g>
                  <svg:desc>Hoja1.P13:Hoja1.P22</svg:desc>
                </draw:g>
              </table:table-cell>
              <table:table-cell office:value-type="float" office:value="0.85">
                <text:p>0.85</text:p>
                <draw:g>
                  <svg:desc>Hoja1.Q13:Hoja1.Q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285">
                <text:p>2.0285</text:p>
              </table:table-cell>
              <table:table-cell office:value-type="float" office:value="0.831">
                <text:p>0.831</text:p>
              </table:table-cell>
              <table:table-cell office:value-type="float" office:value="0.6095">
                <text:p>0.6095</text:p>
              </table:table-cell>
              <table:table-cell office:value-type="float" office:value="1.4595">
                <text:p>1.4595</text:p>
              </table:table-cell>
              <table:table-cell office:value-type="float" office:value="0.807">
                <text:p>0.807</text:p>
              </table:table-cell>
              <table:table-cell office:value-type="float" office:value="2.0335">
                <text:p>2.0335</text:p>
              </table:table-cell>
              <table:table-cell office:value-type="float" office:value="1.4405">
                <text:p>1.4405</text:p>
              </table:table-cell>
              <table:table-cell office:value-type="float" office:value="1.442">
                <text:p>1.4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0375">
                <text:p>8.0375</text:p>
              </table:table-cell>
              <table:table-cell office:value-type="float" office:value="3.0065">
                <text:p>3.0065</text:p>
              </table:table-cell>
              <table:table-cell office:value-type="float" office:value="1.3685">
                <text:p>1.3685</text:p>
              </table:table-cell>
              <table:table-cell office:value-type="float" office:value="3.558">
                <text:p>3.558</text:p>
              </table:table-cell>
              <table:table-cell office:value-type="float" office:value="3.0065">
                <text:p>3.0065</text:p>
              </table:table-cell>
              <table:table-cell office:value-type="float" office:value="8.0605">
                <text:p>8.0605</text:p>
              </table:table-cell>
              <table:table-cell office:value-type="float" office:value="5.137">
                <text:p>5.137</text:p>
              </table:table-cell>
              <table:table-cell office:value-type="float" office:value="3.5355">
                <text:p>3.5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8273333333333">
                <text:p>25.8273333333333</text:p>
              </table:table-cell>
              <table:table-cell office:value-type="float" office:value="9.86266666666667">
                <text:p>9.86266666666667</text:p>
              </table:table-cell>
              <table:table-cell office:value-type="float" office:value="5.9">
                <text:p>5.9</text:p>
              </table:table-cell>
              <table:table-cell office:value-type="float" office:value="16.2113333333333">
                <text:p>16.2113333333333</text:p>
              </table:table-cell>
              <table:table-cell office:value-type="float" office:value="9.739">
                <text:p>9.739</text:p>
              </table:table-cell>
              <table:table-cell office:value-type="float" office:value="27.052">
                <text:p>27.052</text:p>
              </table:table-cell>
              <table:table-cell office:value-type="float" office:value="16.665">
                <text:p>16.665</text:p>
              </table:table-cell>
              <table:table-cell office:value-type="float" office:value="15.6796666666667">
                <text:p>15.679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.1345">
                <text:p>103.1345</text:p>
              </table:table-cell>
              <table:table-cell office:value-type="float" office:value="37.889">
                <text:p>37.889</text:p>
              </table:table-cell>
              <table:table-cell office:value-type="float" office:value="9.4065">
                <text:p>9.4065</text:p>
              </table:table-cell>
              <table:table-cell office:value-type="float" office:value="26.0765">
                <text:p>26.0765</text:p>
              </table:table-cell>
              <table:table-cell office:value-type="float" office:value="37.556">
                <text:p>37.556</text:p>
              </table:table-cell>
              <table:table-cell office:value-type="float" office:value="103.759">
                <text:p>103.759</text:p>
              </table:table-cell>
              <table:table-cell office:value-type="float" office:value="25.5695">
                <text:p>25.5695</text:p>
              </table:table-cell>
              <table:table-cell office:value-type="float" office:value="27.0485">
                <text:p>27.04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.1995">
                <text:p>255.1995</text:p>
              </table:table-cell>
              <table:table-cell office:value-type="float" office:value="153.55825">
                <text:p>153.55825</text:p>
              </table:table-cell>
              <table:table-cell office:value-type="float" office:value="43.97875">
                <text:p>43.97875</text:p>
              </table:table-cell>
              <table:table-cell office:value-type="float" office:value="124.41775">
                <text:p>124.41775</text:p>
              </table:table-cell>
              <table:table-cell office:value-type="float" office:value="146.9925">
                <text:p>146.9925</text:p>
              </table:table-cell>
              <table:table-cell office:value-type="float" office:value="250.1105">
                <text:p>250.1105</text:p>
              </table:table-cell>
              <table:table-cell office:value-type="float" office:value="80.50825">
                <text:p>80.50825</text:p>
              </table:table-cell>
              <table:table-cell office:value-type="float" office:value="123.57175">
                <text:p>123.57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5.981">
                <text:p>815.981</text:p>
              </table:table-cell>
              <table:table-cell office:value-type="float" office:value="765.3585">
                <text:p>765.3585</text:p>
              </table:table-cell>
              <table:table-cell office:value-type="float" office:value="154.224">
                <text:p>154.224</text:p>
              </table:table-cell>
              <table:table-cell office:value-type="float" office:value="249.803">
                <text:p>249.803</text:p>
              </table:table-cell>
              <table:table-cell office:value-type="float" office:value="724.891">
                <text:p>724.891</text:p>
              </table:table-cell>
              <table:table-cell office:value-type="float" office:value="728.6705">
                <text:p>728.6705</text:p>
              </table:table-cell>
              <table:table-cell office:value-type="float" office:value="223.023">
                <text:p>223.023</text:p>
              </table:table-cell>
              <table:table-cell office:value-type="float" office:value="287.144">
                <text:p>287.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52.2855">
                <text:p>3152.2855</text:p>
              </table:table-cell>
              <table:table-cell office:value-type="float" office:value="3232.595">
                <text:p>3232.595</text:p>
              </table:table-cell>
              <table:table-cell office:value-type="float" office:value="622.9115">
                <text:p>622.9115</text:p>
              </table:table-cell>
              <table:table-cell office:value-type="float" office:value="646.9715">
                <text:p>646.9715</text:p>
              </table:table-cell>
              <table:table-cell office:value-type="float" office:value="3098.8105">
                <text:p>3098.8105</text:p>
              </table:table-cell>
              <table:table-cell office:value-type="float" office:value="3138.127">
                <text:p>3138.127</text:p>
              </table:table-cell>
              <table:table-cell office:value-type="float" office:value="691.55225">
                <text:p>691.55225</text:p>
              </table:table-cell>
              <table:table-cell office:value-type="float" office:value="668.3995">
                <text:p>668.3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69.9856666667">
                <text:p>14469.9856666667</text:p>
              </table:table-cell>
              <table:table-cell office:value-type="float" office:value="14788.933">
                <text:p>14788.933</text:p>
              </table:table-cell>
              <table:table-cell office:value-type="float" office:value="1442.49966666667">
                <text:p>1442.49966666667</text:p>
              </table:table-cell>
              <table:table-cell office:value-type="float" office:value="1507.525">
                <text:p>1507.525</text:p>
              </table:table-cell>
              <table:table-cell office:value-type="float" office:value="14178.888">
                <text:p>14178.888</text:p>
              </table:table-cell>
              <table:table-cell office:value-type="float" office:value="14230.633">
                <text:p>14230.633</text:p>
              </table:table-cell>
              <table:table-cell office:value-type="float" office:value="1457.10266666667">
                <text:p>1457.10266666667</text:p>
              </table:table-cell>
              <table:table-cell office:value-type="float" office:value="1476.39433333333">
                <text:p>1476.394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914.045">
                <text:p>94914.045</text:p>
              </table:table-cell>
              <table:table-cell office:value-type="float" office:value="95436.79025">
                <text:p>95436.79025</text:p>
              </table:table-cell>
              <table:table-cell office:value-type="float" office:value="12726.94">
                <text:p>12726.94</text:p>
              </table:table-cell>
              <table:table-cell office:value-type="float" office:value="12874.2565">
                <text:p>12874.2565</text:p>
              </table:table-cell>
              <table:table-cell office:value-type="float" office:value="92080.7165">
                <text:p>92080.7165</text:p>
              </table:table-cell>
              <table:table-cell office:value-type="float" office:value="93032.64">
                <text:p>93032.64</text:p>
              </table:table-cell>
              <table:table-cell office:value-type="float" office:value="12583.1925">
                <text:p>12583.1925</text:p>
              </table:table-cell>
              <table:table-cell office:value-type="float" office:value="12925.725">
                <text:p>12925.7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ffff99" draw:fill-color="#ffff99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ff00ff" draw:fill-color="#ff00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115cm" svg:y="0.316cm" chart:style-name="ch2">
          <text:p>Comparación de las podas para n*m*4 colores</text:p>
        </chart:title>
        <chart:subtitle svg:x="5.231cm" svg:y="1.275cm" chart:style-name="ch3">
          <text:p>(escala logarítmica en base 10)</text:p>
        </chart:subtitle>
        <chart:legend chart:legend-position="end" svg:x="12.592cm" svg:y="2.458cm" style:legend-expansion="high" chart:style-name="ch4"/>
        <chart:plot-area chart:style-name="ch5" table:cell-range-address="Hoja1.J12:Hoja1.Q22" chart:data-source-has-labels="row" svg:x="1.331cm" svg:y="2.318cm" svg:width="10.621cm" svg:height="5.521cm">
          <chartooo:coordinate-region svg:x="2.693cm" svg:y="2.517cm" svg:width="9.072cm" svg:height="4.675cm"/>
          <chart:axis chart:dimension="x" chart:name="primary-x" chart:style-name="ch6">
            <chart:title svg:x="5.367cm" svg:y="8.019cm" chart:style-name="ch7">
              <text:p>Dimension(n*m)</text:p>
            </chart:title>
          </chart:axis>
          <chart:axis chart:dimension="y" chart:name="primary-y" chart:style-name="ch8">
            <chart:title svg:x="0.451cm" svg:y="6.948cm" chart:style-name="ch9">
              <text:p>Tiempo(microsegundos)</text:p>
            </chart:title>
            <chart:grid chart:style-name="ch10" chart:class="major"/>
          </chart:axis>
          <chart:series chart:style-name="ch11" chart:values-cell-range-address="Hoja1.J13:Hoja1.J22" chart:label-cell-address="Hoja1.J12:Hoja1.J12" chart:class="chart:line">
            <chart:data-point chart:repeated="10"/>
          </chart:series>
          <chart:series chart:style-name="ch12" chart:values-cell-range-address="Hoja1.K13:Hoja1.K22" chart:label-cell-address="Hoja1.K12:Hoja1.K12" chart:class="chart:line">
            <chart:data-point chart:repeated="10"/>
          </chart:series>
          <chart:series chart:style-name="ch13" chart:values-cell-range-address="Hoja1.L13:Hoja1.L22" chart:label-cell-address="Hoja1.L12:Hoja1.L12" chart:class="chart:line">
            <chart:data-point chart:repeated="10"/>
          </chart:series>
          <chart:series chart:style-name="ch14" chart:values-cell-range-address="Hoja1.M13:Hoja1.M22" chart:label-cell-address="Hoja1.M12:Hoja1.M12" chart:class="chart:line">
            <chart:data-point chart:repeated="10"/>
          </chart:series>
          <chart:series chart:style-name="ch15" chart:values-cell-range-address="Hoja1.N13:Hoja1.N22" chart:label-cell-address="Hoja1.N12:Hoja1.N12" chart:class="chart:line">
            <chart:data-point chart:repeated="10"/>
          </chart:series>
          <chart:series chart:style-name="ch16" chart:values-cell-range-address="Hoja1.O13:Hoja1.O22" chart:label-cell-address="Hoja1.O12:Hoja1.O12" chart:class="chart:line">
            <chart:data-point chart:repeated="10"/>
          </chart:series>
          <chart:series chart:style-name="ch17" chart:values-cell-range-address="Hoja1.P13:Hoja1.P22" chart:label-cell-address="Hoja1.P12:Hoja1.P12" chart:class="chart:line">
            <chart:data-point chart:repeated="10"/>
          </chart:series>
          <chart:series chart:style-name="ch18" chart:values-cell-range-address="Hoja1.Q13:Hoja1.Q22" chart:label-cell-address="Hoja1.Q12:Hoja1.Q12" chart:class="chart:line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Podas</text:p>
                <draw:g>
                  <svg:desc>Hoja1.J12:Hoja1.J12</svg:desc>
                </draw:g>
              </table:table-cell>
              <table:table-cell office:value-type="string">
                <text:p>Poda 3</text:p>
                <draw:g>
                  <svg:desc>Hoja1.K12:Hoja1.K12</svg:desc>
                </draw:g>
              </table:table-cell>
              <table:table-cell office:value-type="string">
                <text:p>Poda 2</text:p>
                <draw:g>
                  <svg:desc>Hoja1.L12:Hoja1.L12</svg:desc>
                </draw:g>
              </table:table-cell>
              <table:table-cell office:value-type="string">
                <text:p>Poda 2 y 3</text:p>
                <draw:g>
                  <svg:desc>Hoja1.M12:Hoja1.M12</svg:desc>
                </draw:g>
              </table:table-cell>
              <table:table-cell office:value-type="string">
                <text:p>Poda 1</text:p>
                <draw:g>
                  <svg:desc>Hoja1.N12:Hoja1.N12</svg:desc>
                </draw:g>
              </table:table-cell>
              <table:table-cell office:value-type="string">
                <text:p>Poda 1 y 3</text:p>
                <draw:g>
                  <svg:desc>Hoja1.O12:Hoja1.O12</svg:desc>
                </draw:g>
              </table:table-cell>
              <table:table-cell office:value-type="string">
                <text:p>Poda 1 y 2</text:p>
                <draw:g>
                  <svg:desc>Hoja1.P12:Hoja1.P12</svg:desc>
                </draw:g>
              </table:table-cell>
              <table:table-cell office:value-type="string">
                <text:p>Poda 1, 2 y 3</text:p>
                <draw:g>
                  <svg:desc>Hoja1.Q12:Hoja1.Q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4">
                <text:p>0.844</text:p>
                <draw:g>
                  <svg:desc>Hoja1.J13:Hoja1.J22</svg:desc>
                </draw:g>
              </table:table-cell>
              <table:table-cell office:value-type="float" office:value="0.35">
                <text:p>0.35</text:p>
                <draw:g>
                  <svg:desc>Hoja1.K13:Hoja1.K22</svg:desc>
                </draw:g>
              </table:table-cell>
              <table:table-cell office:value-type="float" office:value="0.311">
                <text:p>0.311</text:p>
                <draw:g>
                  <svg:desc>Hoja1.L13:Hoja1.L22</svg:desc>
                </draw:g>
              </table:table-cell>
              <table:table-cell office:value-type="float" office:value="0.868">
                <text:p>0.868</text:p>
                <draw:g>
                  <svg:desc>Hoja1.M13:Hoja1.M22</svg:desc>
                </draw:g>
              </table:table-cell>
              <table:table-cell office:value-type="float" office:value="0.351">
                <text:p>0.351</text:p>
                <draw:g>
                  <svg:desc>Hoja1.N13:Hoja1.N22</svg:desc>
                </draw:g>
              </table:table-cell>
              <table:table-cell office:value-type="float" office:value="0.854">
                <text:p>0.854</text:p>
                <draw:g>
                  <svg:desc>Hoja1.O13:Hoja1.O22</svg:desc>
                </draw:g>
              </table:table-cell>
              <table:table-cell office:value-type="float" office:value="0.852">
                <text:p>0.852</text:p>
                <draw:g>
                  <svg:desc>Hoja1.P13:Hoja1.P22</svg:desc>
                </draw:g>
              </table:table-cell>
              <table:table-cell office:value-type="float" office:value="0.85">
                <text:p>0.85</text:p>
                <draw:g>
                  <svg:desc>Hoja1.Q13:Hoja1.Q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285">
                <text:p>2.0285</text:p>
              </table:table-cell>
              <table:table-cell office:value-type="float" office:value="0.831">
                <text:p>0.831</text:p>
              </table:table-cell>
              <table:table-cell office:value-type="float" office:value="0.6095">
                <text:p>0.6095</text:p>
              </table:table-cell>
              <table:table-cell office:value-type="float" office:value="1.4595">
                <text:p>1.4595</text:p>
              </table:table-cell>
              <table:table-cell office:value-type="float" office:value="0.807">
                <text:p>0.807</text:p>
              </table:table-cell>
              <table:table-cell office:value-type="float" office:value="2.0335">
                <text:p>2.0335</text:p>
              </table:table-cell>
              <table:table-cell office:value-type="float" office:value="1.4405">
                <text:p>1.4405</text:p>
              </table:table-cell>
              <table:table-cell office:value-type="float" office:value="1.442">
                <text:p>1.4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0375">
                <text:p>8.0375</text:p>
              </table:table-cell>
              <table:table-cell office:value-type="float" office:value="3.0065">
                <text:p>3.0065</text:p>
              </table:table-cell>
              <table:table-cell office:value-type="float" office:value="1.3685">
                <text:p>1.3685</text:p>
              </table:table-cell>
              <table:table-cell office:value-type="float" office:value="3.558">
                <text:p>3.558</text:p>
              </table:table-cell>
              <table:table-cell office:value-type="float" office:value="3.0065">
                <text:p>3.0065</text:p>
              </table:table-cell>
              <table:table-cell office:value-type="float" office:value="8.0605">
                <text:p>8.0605</text:p>
              </table:table-cell>
              <table:table-cell office:value-type="float" office:value="5.137">
                <text:p>5.137</text:p>
              </table:table-cell>
              <table:table-cell office:value-type="float" office:value="3.5355">
                <text:p>3.5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8273333333333">
                <text:p>25.8273333333333</text:p>
              </table:table-cell>
              <table:table-cell office:value-type="float" office:value="9.86266666666667">
                <text:p>9.86266666666667</text:p>
              </table:table-cell>
              <table:table-cell office:value-type="float" office:value="5.9">
                <text:p>5.9</text:p>
              </table:table-cell>
              <table:table-cell office:value-type="float" office:value="16.2113333333333">
                <text:p>16.2113333333333</text:p>
              </table:table-cell>
              <table:table-cell office:value-type="float" office:value="9.739">
                <text:p>9.739</text:p>
              </table:table-cell>
              <table:table-cell office:value-type="float" office:value="27.052">
                <text:p>27.052</text:p>
              </table:table-cell>
              <table:table-cell office:value-type="float" office:value="16.665">
                <text:p>16.665</text:p>
              </table:table-cell>
              <table:table-cell office:value-type="float" office:value="15.6796666666667">
                <text:p>15.679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.1345">
                <text:p>103.1345</text:p>
              </table:table-cell>
              <table:table-cell office:value-type="float" office:value="37.889">
                <text:p>37.889</text:p>
              </table:table-cell>
              <table:table-cell office:value-type="float" office:value="9.4065">
                <text:p>9.4065</text:p>
              </table:table-cell>
              <table:table-cell office:value-type="float" office:value="26.0765">
                <text:p>26.0765</text:p>
              </table:table-cell>
              <table:table-cell office:value-type="float" office:value="37.556">
                <text:p>37.556</text:p>
              </table:table-cell>
              <table:table-cell office:value-type="float" office:value="103.759">
                <text:p>103.759</text:p>
              </table:table-cell>
              <table:table-cell office:value-type="float" office:value="25.5695">
                <text:p>25.5695</text:p>
              </table:table-cell>
              <table:table-cell office:value-type="float" office:value="27.0485">
                <text:p>27.04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.1995">
                <text:p>255.1995</text:p>
              </table:table-cell>
              <table:table-cell office:value-type="float" office:value="153.55825">
                <text:p>153.55825</text:p>
              </table:table-cell>
              <table:table-cell office:value-type="float" office:value="43.97875">
                <text:p>43.97875</text:p>
              </table:table-cell>
              <table:table-cell office:value-type="float" office:value="124.41775">
                <text:p>124.41775</text:p>
              </table:table-cell>
              <table:table-cell office:value-type="float" office:value="146.9925">
                <text:p>146.9925</text:p>
              </table:table-cell>
              <table:table-cell office:value-type="float" office:value="250.1105">
                <text:p>250.1105</text:p>
              </table:table-cell>
              <table:table-cell office:value-type="float" office:value="80.50825">
                <text:p>80.50825</text:p>
              </table:table-cell>
              <table:table-cell office:value-type="float" office:value="123.57175">
                <text:p>123.57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5.981">
                <text:p>815.981</text:p>
              </table:table-cell>
              <table:table-cell office:value-type="float" office:value="765.3585">
                <text:p>765.3585</text:p>
              </table:table-cell>
              <table:table-cell office:value-type="float" office:value="154.224">
                <text:p>154.224</text:p>
              </table:table-cell>
              <table:table-cell office:value-type="float" office:value="249.803">
                <text:p>249.803</text:p>
              </table:table-cell>
              <table:table-cell office:value-type="float" office:value="724.891">
                <text:p>724.891</text:p>
              </table:table-cell>
              <table:table-cell office:value-type="float" office:value="728.6705">
                <text:p>728.6705</text:p>
              </table:table-cell>
              <table:table-cell office:value-type="float" office:value="223.023">
                <text:p>223.023</text:p>
              </table:table-cell>
              <table:table-cell office:value-type="float" office:value="287.144">
                <text:p>287.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52.2855">
                <text:p>3152.2855</text:p>
              </table:table-cell>
              <table:table-cell office:value-type="float" office:value="3232.595">
                <text:p>3232.595</text:p>
              </table:table-cell>
              <table:table-cell office:value-type="float" office:value="622.9115">
                <text:p>622.9115</text:p>
              </table:table-cell>
              <table:table-cell office:value-type="float" office:value="646.9715">
                <text:p>646.9715</text:p>
              </table:table-cell>
              <table:table-cell office:value-type="float" office:value="3098.8105">
                <text:p>3098.8105</text:p>
              </table:table-cell>
              <table:table-cell office:value-type="float" office:value="3138.127">
                <text:p>3138.127</text:p>
              </table:table-cell>
              <table:table-cell office:value-type="float" office:value="691.55225">
                <text:p>691.55225</text:p>
              </table:table-cell>
              <table:table-cell office:value-type="float" office:value="668.3995">
                <text:p>668.3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69.9856666667">
                <text:p>14469.9856666667</text:p>
              </table:table-cell>
              <table:table-cell office:value-type="float" office:value="14788.933">
                <text:p>14788.933</text:p>
              </table:table-cell>
              <table:table-cell office:value-type="float" office:value="1442.49966666667">
                <text:p>1442.49966666667</text:p>
              </table:table-cell>
              <table:table-cell office:value-type="float" office:value="1507.525">
                <text:p>1507.525</text:p>
              </table:table-cell>
              <table:table-cell office:value-type="float" office:value="14178.888">
                <text:p>14178.888</text:p>
              </table:table-cell>
              <table:table-cell office:value-type="float" office:value="14230.633">
                <text:p>14230.633</text:p>
              </table:table-cell>
              <table:table-cell office:value-type="float" office:value="1457.10266666667">
                <text:p>1457.10266666667</text:p>
              </table:table-cell>
              <table:table-cell office:value-type="float" office:value="1476.39433333333">
                <text:p>1476.394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914.045">
                <text:p>94914.045</text:p>
              </table:table-cell>
              <table:table-cell office:value-type="float" office:value="95436.79025">
                <text:p>95436.79025</text:p>
              </table:table-cell>
              <table:table-cell office:value-type="float" office:value="12726.94">
                <text:p>12726.94</text:p>
              </table:table-cell>
              <table:table-cell office:value-type="float" office:value="12874.2565">
                <text:p>12874.2565</text:p>
              </table:table-cell>
              <table:table-cell office:value-type="float" office:value="92080.7165">
                <text:p>92080.7165</text:p>
              </table:table-cell>
              <table:table-cell office:value-type="float" office:value="93032.64">
                <text:p>93032.64</text:p>
              </table:table-cell>
              <table:table-cell office:value-type="float" office:value="12583.1925">
                <text:p>12583.1925</text:p>
              </table:table-cell>
              <table:table-cell office:value-type="float" office:value="12925.725">
                <text:p>12925.7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